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4.983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7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33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7</text:p>
          </table:table-cell>
          <table:table-cell table:formula="of:=DEGREES([.E3]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3.53429173528852" calcext:value-type="float">
            <text:p>3.534291735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2" table:formula="of:=PI()-[.E6]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25663706143592" calcext:value-type="float">
            <text:p>1.2566370614</text:p>
          </table:table-cell>
          <table:table-cell table:formula="of:=DEGREES([.E6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88495559215388" calcext:value-type="float">
            <text:p>1.8849555922</text:p>
          </table:table-cell>
          <table:table-cell table:formula="of:=DEGREES([.E7])" office:value-type="float" office:value="108" calcext:value-type="float">
            <text:p>108</text:p>
          </table:table-cell>
          <table:table-cell table:formula="of:=[.F7]/2"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RADIANS(180/[.B2])))" office:value-type="float" office:value="25.5195242505612" calcext:value-type="float">
            <text:p>25.51952425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radius</text:p>
          </table:table-cell>
          <table:table-cell table:formula="of:=[.E8] * COS(Pi/[.B2])" office:value-type="float" office:value="20.6457288070676" calcext:value-type="float">
            <text:p>20.6457288071</text:p>
          </table:table-cell>
          <table:table-cell table:number-columns-repeated="2"/>
        </table:table-row>
      </table:table>
      <table:table table:name="calc" table:style-name="ta1">
        <table:shapes>
          <draw:frame draw:z-index="0" draw:style-name="gr1" draw:text-style-name="P1" svg:width="13.904cm" svg:height="13.642cm" svg:x="12.84cm" svg:y="1.541cm">
            <draw:object draw:notify-on-update-of-ranges="Graph.B2:Graph.B2 Graph.C2:Graph.C2 childCentre.A10:childCentre.A10 childCentre.B11:childCentre.B11 childCentre.B10:childCentre.B10 Graph.B3:Graph.B4 Graph.C3:Graph.C4 Graph.B4:Graph.B12 Graph.C4:Graph.C12 Parent.B5:Parent.B5 Parent.B6:Parent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ParentWidth/childWidth" office:value-type="float" office:value="2" calcext:value-type="float">
            <text:p>2 <text:s text:c="3"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3.53429173528852" calcext:value-type="float">
            <text:p>3.5342917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4]/((2*PI())/[Child.B2])" office:value-type="float" office:value="2.25" calcext:value-type="float">
            <text:p>2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face distance (rad)</text:p>
          </table:table-cell>
          <table:table-cell table:formula="of:=[.B3]*[Child.E4]" office:value-type="float" office:value="3.14159265358979" calcext:value-type="float">
            <text:p>3.1415926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(PI() -[Parent.E7] ));1)" office:value-type="float" office:value="0" calcext:value-type="float">
            <text:p>0</text:p>
          </table:table-cell>
          <table:table-cell table:formula="of:=currentChildRotation/(ParentFaceDistance +(PI() -[Parent.E7] ))" office:value-type="float" office:value="0.803571428571429" calcext:value-type="float">
            <text:p>0.8035714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8]*((2*PI())/[Parent.B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25.1327412287183" calcext:value-type="float">
            <text:p>25.1327412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5]/[.B3]);[Parent.B2]))" office:value-type="float" office:value="1.125" calcext:value-type="float">
            <text:p>1.125</text:p>
          </table:table-cell>
          <table:table-cell table:formula="of:=[.B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) * ParentInternalAngle))) + parentX" office:value-type="float" office:value="75.5195242505612" calcext:value-type="float">
            <text:p>75.5195242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) * ParentInternalAngle))) + parentY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+1) *ParentInternalAngle))) +parentX" office:value-type="float" office:value="57.885966681787" calcext:value-type="float">
            <text:p>57.8859666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+1) *ParentInternalAngle)) + parentY" office:value-type="float" office:value="74.2705098312484" calcext:value-type="float">
            <text:p>74.270509831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parentExternalAngle" office:value-type="float" office:value="1.25663706143592" calcext:value-type="float">
            <text:p>1.2566370614</text:p>
          </table:table-cell>
          <table:table-cell table:formula="of:=DEGREES([.B17])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([.B7]*(PAFF+1)) + ([.B8]*[.B17])" office:value-type="float" office:value="3.14159265358979" calcext:value-type="float">
            <text:p>3.1415926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18]+(([.B17])*(PAFF+1))" office:value-type="float" office:value="4.39822971502571" calcext:value-type="float">
            <text:p>4.3982297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4] &gt;= [.B18])                AND                ([.B4] &lt;= [.B19])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4]-(cornersPassed*(Pi-[Parent.E7])))/[Child.E4]);1)" office:value-type="float" office:value="2" calcext:value-type="float">
            <text:p>2</text:p>
          </table:table-cell>
          <table:table-cell table:formula="of:=(([.B4]-(cornersPassed*(Pi-[Parent.E7])))/[Child.E4])" office:value-type="float" office:value="2.25" calcext:value-type="float">
            <text:p>2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adius</text:p>
          </table:table-cell>
          <table:table-cell table:style-name="ce6" table:formula="of:=parentRadius" office:value-type="float" office:value="25.5195242505612" calcext:value-type="float">
            <text:p>25.5195242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style-name="ce6" table:formula="of:=IF(   onCorner=1   ;   ParentWidth   ;   ParentWidth - ((ParentWidth*(PAFF + 1))  -  (childWidth*CAFF))    )" office:value-type="float" office:value="30" calcext:value-type="float">
            <text:p>30</text:p>
          </table:table-cell>
          <table:table-cell table:formula="of:=[.B24]+([.C11]*[$Parent.B3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 point radius</text:p>
          </table:table-cell>
          <table:table-cell table:style-name="ce6" table:formula="of:=SQRT(POWER(parentRadius;2)+POWER([.$B$24];2) - (2 * parentRadius * [.$B$24] * COS([Parent.E7]/2)))" office:value-type="float" office:value="25.5195242505612" calcext:value-type="float">
            <text:p>25.5195242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ngle</text:p>
          </table:table-cell>
          <table:table-cell table:style-name="ce7" table:formula="of:=ASIN((SIN([Parent.E7]/2)*MIN([.B24];parentRadius))/[.B25])" office:value-type="float" office:value="0.942477796076938" calcext:value-type="float">
            <text:p>0.9424777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g angle</text:p>
          </table:table-cell>
          <table:table-cell table:style-name="ce7" table:formula="of:=Pi-[.B26]-([$Parent.E7]/2)" office:value-type="float" office:value="1.25663706143592" calcext:value-type="float">
            <text:p>1.2566370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4] &lt;= parentRadius;[.B26];[.B27])" office:value-type="float" office:value="1.25663706143592" calcext:value-type="float">
            <text:p>1.2566370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8]+(PAFF*((2*PI())/ParentFaces))" office:value-type="float" office:value="1.25663706143592" calcext:value-type="float">
            <text:p>1.2566370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5]*COS([.B29]) + parentX)" office:value-type="float" office:value="57.885966681787" calcext:value-type="float">
            <text:p>57.8859666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5]*SIN([.$B$29]) + parentY)" office:value-type="float" office:value="74.2705098312484" calcext:value-type="float">
            <text:p>74.2705098312</text:p>
          </table:table-cell>
          <table:table-cell table:number-columns-repeated="7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 table:style-name="ce8"/>
        </table:table-row>
      </table:table>
      <table:table table:name="childCentre" table:style-name="ta1">
        <table:table-column table:style-name="co10" table:default-cell-style-name="Default"/>
        <table:table-column table:style-name="co2" table:number-columns-repeated="4" table:default-cell-style-name="Default"/>
        <table:table-row table:style-name="ro1">
          <table:table-cell table:style-name="ce6" office:value-type="string" calcext:value-type="string">
            <text:p>Solving S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childRadius" office:value-type="float" office:value="10.6066017177982" calcext:value-type="float">
            <text:p>10.6066017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SUM([.C3:.E3])" office:value-type="float" office:value="2.12057504117311" calcext:value-type="float">
            <text:p>2.1205750412</text:p>
          </table:table-cell>
          <table:table-cell table:formula="of:=IF([calc.B24] &gt;= parentRadius;[calc.B26];[calc.B27])" office:value-type="float" office:value="0.942477796076938" calcext:value-type="float">
            <text:p>0.9424777961</text:p>
          </table:table-cell>
          <table:table-cell table:formula="of:=childExternalAngle/2" office:value-type="float" office:value="0.785398163397448" calcext:value-type="float">
            <text:p>0.7853981634</text:p>
          </table:table-cell>
          <table:table-cell table:formula="of:=MOD([Child.E5];[Child.E4])" office:value-type="float" office:value="0.392699081698724" calcext:value-type="float">
            <text:p>0.392699081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QRT(([.C4]^2) + ([.D4]^2))" office:value-type="float" office:value="25.5195242505612" calcext:value-type="float">
            <text:p>25.5195242506</text:p>
          </table:table-cell>
          <table:table-cell table:formula="of:=ABS([calc.B30]-[Parent.B5])" office:value-type="float" office:value="7.885966681787" calcext:value-type="float">
            <text:p>7.8859666818</text:p>
          </table:table-cell>
          <table:table-cell table:formula="of:=ABS([calc.B31]-[Parent.B6])" office:value-type="float" office:value="24.2705098312484" calcext:value-type="float">
            <text:p>24.2705098312</text:p>
          </table:table-cell>
          <table:table-cell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table:formula="of:=SQRT(POWER(lower_b;2)+POWER(lower_c;2)-(2*lower_b*lower_c*COS(upper_a)))" office:value-type="float" office:value="32.3512158206616" calcext:value-type="float">
            <text:p>32.3512158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upper_a)*MIN(lower_b; lower_c))/lower_a)" office:value-type="float" office:value="0.283319990617894" calcext:value-type="float">
            <text:p>0.2833199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angle</text:p>
          </table:table-cell>
          <table:table-cell table:formula="of:=Pi-[.B3]-[.B6]" office:value-type="float" office:value="0.737697621798789" calcext:value-type="float">
            <text:p>0.7376976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ans in parent</text:p>
          </table:table-cell>
          <table:table-cell table:formula="of:=IF([.B2]&lt;=[.B4];[.B6];[.B7])" office:value-type="float" office:value="0.283319990617894" calcext:value-type="float">
            <text:p>0.2833199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to child centre</text:p>
          </table:table-cell>
          <table:table-cell table:formula="of:=[calc.B29]-[.B8]" office:value-type="float" office:value="0.973317070818023" calcext:value-type="float">
            <text:p>0.9733170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enter x</text:p>
          </table:table-cell>
          <table:table-cell table:style-name="ce6" table:formula="of:=([.B5] * COS([.B9])) + [Parent.B5]" office:value-type="float" office:value="68.1995071498123" calcext:value-type="float">
            <text:p>68.1995071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enter y</text:p>
          </table:table-cell>
          <table:table-cell table:style-name="ce6" table:formula="of:=([.B5] * SIN([.B9])) + [Parent.B6]" office:value-type="float" office:value="76.7465718285345" calcext:value-type="float">
            <text:p>76.7465718285</text:p>
          </table:table-cell>
          <table:table-cell table:number-columns-repeated="3"/>
        </table:table-row>
      </table:table>
      <table:table table:name="Graph" table:style-name="ta1">
        <table:shapes>
          <draw:frame draw:z-index="0" draw:style-name="gr1" draw:text-style-name="P1" svg:width="13.904cm" svg:height="13.642cm" svg:x="11.399cm" svg:y="0.508cm">
            <draw:object draw:notify-on-update-of-ranges="Graph.B2:Graph.B2 Graph.C2:Graph.C2 Graph.B3:Graph.B4 Graph.C3:Graph.C4 Graph.B4:Graph.B12 Graph.C4:Graph.C12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0]" office:value-type="float" office:value="57.885966681787" calcext:value-type="float">
            <text:p>57.8859666818</text:p>
          </table:table-cell>
          <table:table-cell table:formula="of:=[calc.B31]" office:value-type="float" office:value="74.2705098312484" calcext:value-type="float">
            <text:p>74.2705098312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3]) * ParentInternalAngle))) + parentX" office:value-type="float" office:value="75.5195242505612" calcext:value-type="float">
            <text:p>75.5195242506</text:p>
          </table:table-cell>
          <table:table-cell table:formula="of:=([Parent.$E$8]*SIN(parentRadians + ((PAFF+[.D3]) *ParentInternalAngle))) + parentY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4]) * ParentInternalAngle))) + parentX" office:value-type="float" office:value="57.885966681787" calcext:value-type="float">
            <text:p>57.8859666818</text:p>
          </table:table-cell>
          <table:table-cell table:formula="of:=([Parent.$E$8]*SIN(parentRadians + ((PAFF+[.D4]) *ParentInternalAngle))) + parentY" office:value-type="float" office:value="74.2705098312484" calcext:value-type="float">
            <text:p>74.2705098312</text:p>
          </table:table-cell>
          <table:table-cell table:formula="of:=[.D3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5]) * ParentInternalAngle))) + parentX" office:value-type="float" office:value="29.3542711929324" calcext:value-type="float">
            <text:p>29.3542711929</text:p>
          </table:table-cell>
          <table:table-cell table:formula="of:=([Parent.$E$8]*SIN(parentRadians + ((PAFF+[.D5]) *ParentInternalAngle))) + parentY" office:value-type="float" office:value="65" calcext:value-type="float">
            <text:p>65</text:p>
          </table:table-cell>
          <table:table-cell table:formula="of:=[.D4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6]) * ParentInternalAngle))) + parentX" office:value-type="float" office:value="29.3542711929324" calcext:value-type="float">
            <text:p>29.3542711929</text:p>
          </table:table-cell>
          <table:table-cell table:formula="of:=([Parent.$E$8]*SIN(parentRadians + ((PAFF+[.D6]) *ParentInternalAngle))) + parentY" office:value-type="float" office:value="35" calcext:value-type="float">
            <text:p>35</text:p>
          </table:table-cell>
          <table:table-cell table:formula="of:=[.D5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7]) * ParentInternalAngle))) + parentX" office:value-type="float" office:value="57.885966681787" calcext:value-type="float">
            <text:p>57.8859666818</text:p>
          </table:table-cell>
          <table:table-cell table:formula="of:=([Parent.$E$8]*SIN(parentRadians + ((PAFF+[.D7]) *ParentInternalAngle))) + parentY" office:value-type="float" office:value="25.7294901687516" calcext:value-type="float">
            <text:p>25.7294901688</text:p>
          </table:table-cell>
          <table:table-cell table:formula="of:=[.D6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8]) * ParentInternalAngle))) + parentX" office:value-type="float" office:value="75.5195242505612" calcext:value-type="float">
            <text:p>75.5195242506</text:p>
          </table:table-cell>
          <table:table-cell table:formula="of:=([Parent.$E$8]*SIN(parentRadians + ((PAFF+[.D8]) *ParentInternalAngle))) + parentY" office:value-type="float" office:value="50" calcext:value-type="float">
            <text:p>50</text:p>
          </table:table-cell>
          <table:table-cell table:formula="of:=[.D7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<text:span text:style-name="T2">th</text:span></text:p>
          </table:table-cell>
          <table:table-cell table:formula="of:=(parentRadius*COS(parentRadians+((PAFF+[.D9]) * ParentInternalAngle))) + parentX" office:value-type="float" office:value="57.885966681787" calcext:value-type="float">
            <text:p>57.8859666818</text:p>
          </table:table-cell>
          <table:table-cell table:formula="of:=([Parent.$E$8]*SIN(parentRadians + ((PAFF+[.D9]) *ParentInternalAngle))) + parentY" office:value-type="float" office:value="74.2705098312484" calcext:value-type="float">
            <text:p>74.2705098312</text:p>
          </table:table-cell>
          <table:table-cell table:formula="of:=[.D8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<text:span text:style-name="T2">th</text:span></text:p>
          </table:table-cell>
          <table:table-cell table:formula="of:=(parentRadius*COS(parentRadians+((PAFF+[.D10]) * ParentInternalAngle))) + parentX" office:value-type="float" office:value="29.3542711929324" calcext:value-type="float">
            <text:p>29.3542711929</text:p>
          </table:table-cell>
          <table:table-cell table:formula="of:=([Parent.$E$8]*SIN(parentRadians + ((PAFF+[.D10]) *ParentInternalAngle))) + parentY" office:value-type="float" office:value="65" calcext:value-type="float">
            <text:p>65</text:p>
          </table:table-cell>
          <table:table-cell table:formula="of:=[.D9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9<text:span text:style-name="T2">th</text:span></text:p>
          </table:table-cell>
          <table:table-cell table:formula="of:=(parentRadius*COS(parentRadians+((PAFF+[.D11]) * ParentInternalAngle))) + parentX" office:value-type="float" office:value="29.3542711929324" calcext:value-type="float">
            <text:p>29.3542711929</text:p>
          </table:table-cell>
          <table:table-cell table:formula="of:=([Parent.$E$8]*SIN(parentRadians + ((PAFF+[.D11]) *ParentInternalAngle))) + parentY" office:value-type="float" office:value="35" calcext:value-type="float">
            <text:p>35</text:p>
          </table:table-cell>
          <table:table-cell table:formula="of:=[.D10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<text:span text:style-name="T2">th</text:span></text:p>
          </table:table-cell>
          <table:table-cell table:formula="of:=(parentRadius*COS(parentRadians+((PAFF+[.D12]) * ParentInternalAngle))) + parentX" office:value-type="float" office:value="57.885966681787" calcext:value-type="float">
            <text:p>57.8859666818</text:p>
          </table:table-cell>
          <table:table-cell table:formula="of:=([Parent.$E$8]*SIN(parentRadians + ((PAFF+[.D12]) *ParentInternalAngle))) + parentY" office:value-type="float" office:value="25.7294901687516" calcext:value-type="float">
            <text:p>25.7294901688</text:p>
          </table:table-cell>
          <table:table-cell table:formula="of:=[.D11]+1" office:value-type="float" office:value="9" calcext:value-type="float">
            <text:p>9</text:p>
          </table:table-cell>
        </table:table-row>
      </table:table>
      <table:table table:name="Sheet5" table:style-name="ta1"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2"/>
        <table:named-range table:name="childExternalAngle" table:base-cell-address="$Child.$E$7" table:cell-range-address="$Child.$E$7"/>
        <table:named-range table:name="childRadius" table:base-cell-address="$Child.$E$8" table:cell-range-address="$Child.$E$8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8"/>
        <table:named-range table:name="currentChildRotation" table:base-cell-address="$calc.$B$3" table:cell-range-address="$calc.$B$4"/>
        <table:named-range table:name="lower_a" table:base-cell-address="$childCentre.$B$5" table:cell-range-address="$childCentre.$B$5"/>
        <table:named-range table:name="lower_b" table:base-cell-address="$childCentre.$B$2" table:cell-range-address="$childCentre.$B$2"/>
        <table:named-range table:name="lower_c" table:base-cell-address="$childCentre.$B$4" table:cell-range-address="$childCentre.$B$4"/>
        <table:named-range table:name="onCorner" table:base-cell-address="$calc.$A$23" table:cell-range-address="$calc.$B$20"/>
        <table:named-range table:name="PAF" table:base-cell-address="$calc.$B$10" table:cell-range-address="$calc.$B$11"/>
        <table:named-range table:name="PAFF" table:base-cell-address="$calc.$C$10" table:cell-range-address="$calc.$C$11"/>
        <table:named-range table:name="ParentCornerAngle" table:base-cell-address="$Parent.$E$6" table:cell-range-address="$Parent.$E$7"/>
        <table:named-range table:name="parentExternalAngle" table:base-cell-address="$Parent.$E$7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radius" table:base-cell-address="$Parent.$E$9" table:cell-range-address="$Parent.$E$9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  <table:named-range table:name="upper_a" table:base-cell-address="$childCentre.$B$3" table:cell-range-address="$childCentre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0/00/0000</text:date>, <text:time style:data-style-name="N2" text:time-value="13:20:30.826102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26T13:52:25.797897533</dc:date>
    <meta:editing-duration>PT6H53M36S</meta:editing-duration>
    <meta:editing-cycles>43</meta:editing-cycles>
    <meta:generator>LibreOffice/4.2.8.2$Linux_X86_64 LibreOffice_project/420m0$Build-2</meta:generator>
    <meta:document-statistic meta:table-count="6" meta:cell-count="3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2:Graph.C2 Graph.C3:Graph.C12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Graph.C3:Graph.C4" chart:class="chart:scatter">
            <chart:domain table:cell-range-address="Graph.B3:Graph.B4"/>
            <chart:data-point chart:repeated="2"/>
          </chart:series>
          <chart:series chart:style-name="ch8" chart:values-cell-range-address="Graph.C4:Graph.C12" chart:class="chart:scatter">
            <chart:domain table:cell-range-address="Graph.B4:Graph.B12"/>
            <chart:data-point chart:repeated="9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885966681787">
                <text:p>57.885966681787</text:p>
                <draw:g>
                  <svg:desc>Graph.B2:Graph.B2</svg:desc>
                </draw:g>
              </table:table-cell>
              <table:table-cell office:value-type="float" office:value="74.2705098312484">
                <text:p>74.2705098312484</text:p>
                <draw:g>
                  <svg:desc>Graph.C2:Graph.C2</svg:desc>
                </draw:g>
              </table:table-cell>
              <table:table-cell office:value-type="float" office:value="75.5195242505612">
                <text:p>75.5195242505612</text:p>
                <draw:g>
                  <svg:desc>Graph.B3:Graph.B4</svg:desc>
                </draw:g>
              </table:table-cell>
              <table:table-cell office:value-type="float" office:value="50">
                <text:p>50</text:p>
                <draw:g>
                  <svg:desc>Graph.C3:Graph.C4</svg:desc>
                </draw:g>
              </table:table-cell>
              <table:table-cell office:value-type="float" office:value="57.885966681787">
                <text:p>57.885966681787</text:p>
                <draw:g>
                  <svg:desc>Graph.B4:Graph.B12</svg:desc>
                </draw:g>
              </table:table-cell>
              <table:table-cell office:value-type="float" office:value="74.2705098312484">
                <text:p>74.2705098312484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74.2705098312484">
                <text:p>74.2705098312484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25.7294901687516">
                <text:p>25.72949016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5195242505612">
                <text:p>75.519524250561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74.2705098312484">
                <text:p>74.270509831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25.7294901687516">
                <text:p>25.72949016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style-name="ch1">
        <chart:plot-area chart:style-name="ch2" table:cell-range-address="Graph.B2:Graph.C2 childCentre.A10:childCentre.A10 childCentre.B11:childCentre.B11 Graph.C3:Graph.C12 Parent.B6:Parent.B6" chart:data-source-has-labels="row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childCentre.B11:childCentre.B11" chart:label-cell-address="childCentre.A10:childCentre.A10" chart:class="chart:scatter">
            <chart:domain table:cell-range-address="childCentre.B10:childCentre.B10"/>
            <chart:data-point/>
          </chart:series>
          <chart:series chart:style-name="ch8" chart:values-cell-range-address="Graph.C3:Graph.C4" chart:class="chart:scatter">
            <chart:domain table:cell-range-address="Graph.B3:Graph.B4"/>
            <chart:data-point chart:repeated="2"/>
          </chart:series>
          <chart:series chart:style-name="ch9" chart:values-cell-range-address="Graph.C4:Graph.C12" chart:class="chart:scatter">
            <chart:domain table:cell-range-address="Graph.B4:Graph.B12"/>
            <chart:data-point chart:repeated="9"/>
          </chart:series>
          <chart:series chart:style-name="ch10" chart:values-cell-range-address="Parent.B6:Parent.B6" chart:class="chart:scatter">
            <chart:domain table:cell-range-address="Parent.B5:Parent.B5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hild center x</text:p>
                <draw:g>
                  <svg:desc>childCentre.A10:childCentre.A1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885966681787">
                <text:p>57.885966681787</text:p>
                <draw:g>
                  <svg:desc>Graph.B2:Graph.B2</svg:desc>
                </draw:g>
              </table:table-cell>
              <table:table-cell office:value-type="float" office:value="74.2705098312484">
                <text:p>74.2705098312484</text:p>
                <draw:g>
                  <svg:desc>Graph.C2:Graph.C2</svg:desc>
                </draw:g>
              </table:table-cell>
              <table:table-cell office:value-type="float" office:value="68.1995071498123">
                <text:p>68.1995071498123</text:p>
                <draw:g>
                  <svg:desc>childCentre.B10:childCentre.B10</svg:desc>
                </draw:g>
              </table:table-cell>
              <table:table-cell office:value-type="float" office:value="76.7465718285345">
                <text:p>76.7465718285345</text:p>
                <draw:g>
                  <svg:desc>childCentre.B11:childCentre.B11</svg:desc>
                </draw:g>
              </table:table-cell>
              <table:table-cell office:value-type="float" office:value="75.5195242505612">
                <text:p>75.5195242505612</text:p>
                <draw:g>
                  <svg:desc>Graph.B3:Graph.B4</svg:desc>
                </draw:g>
              </table:table-cell>
              <table:table-cell office:value-type="float" office:value="50">
                <text:p>50</text:p>
                <draw:g>
                  <svg:desc>Graph.C3:Graph.C4</svg:desc>
                </draw:g>
              </table:table-cell>
              <table:table-cell office:value-type="float" office:value="57.885966681787">
                <text:p>57.885966681787</text:p>
                <draw:g>
                  <svg:desc>Graph.B4:Graph.B12</svg:desc>
                </draw:g>
              </table:table-cell>
              <table:table-cell office:value-type="float" office:value="74.2705098312484">
                <text:p>74.2705098312484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74.2705098312484">
                <text:p>74.2705098312484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25.7294901687516">
                <text:p>25.72949016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5195242505612">
                <text:p>75.519524250561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74.2705098312484">
                <text:p>74.270509831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25.7294901687516">
                <text:p>25.72949016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